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92in"/>
    </style:style>
    <style:style style:name="co3" style:family="table-column">
      <style:table-column-properties fo:break-before="auto" style:column-width="2.6528in"/>
    </style:style>
    <style:style style:name="co4" style:family="table-column">
      <style:table-column-properties fo:break-before="auto" style:column-width="2.5083in"/>
    </style:style>
    <style:style style:name="co5" style:family="table-column">
      <style:table-column-properties fo:break-before="auto" style:column-width="1.9827in"/>
    </style:style>
    <style:style style:name="co6" style:family="table-column">
      <style:table-column-properties fo:break-before="auto" style:column-width="1.8693in"/>
    </style:style>
    <style:style style:name="co7" style:family="table-column">
      <style:table-column-properties fo:break-before="auto" style:column-width="1.7772in"/>
    </style:style>
    <style:style style:name="co8" style:family="table-column">
      <style:table-column-properties fo:break-before="auto" style:column-width="2.0244in"/>
    </style:style>
    <style:style style:name="co9" style:family="table-column">
      <style:table-column-properties fo:break-before="auto" style:column-width="1.3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01_Opening_Theme</text:p>
          </table:table-cell>
          <table:table-cell office:value-type="string" calcext:value-type="string">
            <text:p>04_Return_to_Ascalon</text:p>
          </table:table-cell>
          <table:table-cell office:value-type="string" calcext:value-type="string">
            <text:p>en</text:p>
          </table:table-cell>
          <table:table-cell table:style-name="ce1" office:value-type="string" calcext:value-type="string">
            <text:p>01_Opening_Theme</text:p>
          </table:table-cell>
          <table:table-cell table:style-name="ce2"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9_The_Moment_of_Truth.mp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05_Eye_of_the_Storm.mp3</text:p>
          </table:table-cell>
          <table:table-cell office:value-type="string" calcext:value-type="string">
            <text:p>16_Rebir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04_Return_to_Ascalon</text:p>
          </table:table-cell>
          <table:table-cell office:value-type="string" calcext:value-type="string">
            <text:p>24_Temple_of_Toleranc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1_Opening_Theme</text:p>
          </table:table-cell>
          <table:table-cell table:style-name="ce2"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04_Return_to_Ascalon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1_Opening_Theme</text:p>
          </table:table-cell>
          <table:table-cell table:style-name="ce2"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1" office:value-type="string" calcext:value-type="string">
            <text:p>04_Return_to_Ascalon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1_Opening_Theme</text:p>
          </table:table-cell>
          <table:table-cell table:style-name="ce2" office:value-type="string" calcext:value-type="string">
            <text:p>16_Rebirth (duplicate)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04_Return_to_Ascalon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24_Bonus_Track_4.wma</text:p>
          </table:table-cell>
          <table:table-cell/>
          <table:table-cell office:value-type="string" calcext:value-type="string">
            <text:p>en</text:p>
          </table:table-cell>
          <table:table-cell table:style-name="ce1" office:value-type="string" calcext:value-type="string">
            <text:p>01_Guild_Wars_Factions_Theme.mp3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1_Guild_Wars_Factions_Theme.mp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16_Rebirth.wm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24_Bonus_Track_4.wma</text:p>
          </table:table-cell>
          <table:table-cell office:value-type="string" calcext:value-type="string">
            <text:p>24_Temple_of_Toleranc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1_Sunqua_Serenity.wma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1_Sunqua_Serenity.wma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04_Return_to_Ascalon.wm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1_Guild_Wars_Factions_Theme.mp3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style-name="ce1" office:value-type="string" calcext:value-type="string">
            <text:p>24_Bonus_Track_4.wma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d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1_Sunqua_Serenity.wma</text:p>
          </table:table-cell>
          <table:table-cell office:value-type="string" calcext:value-type="string">
            <text:p>16_Rebirth (duplicate)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04_Return_to_Ascalon.wma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1_Land_of_the_Golden_Sun.mp3[500]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41_Alternate_Theme(Bonus).wm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16_Rebirth.wm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4_Return_to_Ascalon.wma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intended?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nf</text:p>
          </table:table-cell>
          <table:table-cell office:value-type="string" calcext:value-type="string">
            <text:p>01_Land_of_the_Golden_Sun.mp3[500]</text:p>
          </table:table-cell>
          <table:table-cell office:value-type="string" calcext:value-type="string">
            <text:p>duplicate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41_Alternate_Theme(Bonus).wma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en</text:p>
          </table:table-cell>
          <table:table-cell table:style-name="ce1" office:value-type="string" calcext:value-type="string">
            <text:p>01_Land_of_the_Golden_Sun.mp3[500]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office:value-type="string" calcext:value-type="string">
            <text:p>16_Rebirth.wma</text:p>
          </table:table-cell>
          <table:table-cell office:value-type="string" calcext:value-type="string">
            <text:p>duplicate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h</text:p>
          </table:table-cell>
          <table:table-cell office:value-type="string" calcext:value-type="string">
            <text:p>04_Return_to_Ascalon.wma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04_Return_to_Ascalon.wma</text:p>
          </table:table-cell>
          <table:table-cell office:value-type="string" calcext:value-type="string">
            <text:p>24_Temple_of_Toleranc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4_Return_to_Ascalon.wma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05_Eye_of_the_Storm.mp3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41_Alternate_Theme(Bonus).wma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41_Alternate_Theme(Bonus).wma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41_Alternate_Theme(Bonus).wma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d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1_Land_of_the_Golden_Sun.mp3[500]</text:p>
          </table:table-cell>
          <table:table-cell office:value-type="string" calcext:value-type="string">
            <text:p>16_Rebirth (duplicate)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01_Land_of_the_Golden_Sun.mp3[500]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en</text:p>
          </table:table-cell>
          <table:table-cell table:style-name="ce1" office:value-type="string" calcext:value-type="string">
            <text:p>02_Overture_from_Eye_of_the_North.wma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Guild Wars Battle Pak One/16_Rebirth.wm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04_Return_to_Ascalon.wma</text:p>
          </table:table-cell>
          <table:table-cell office:value-type="string" calcext:value-type="string">
            <text:p>24_Temple_of_Toleranc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g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2_Overture_from_Eye_of_the_North.wma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04_Return_to_Ascalon.wm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2_Overture_from_Eye_of_the_North.wma</text:p>
          </table:table-cell>
          <table:table-cell office:value-type="string" calcext:value-type="string">
            <text:p>16_Rebirth (duplicate)</text:p>
          </table:table-cell>
          <table:table-cell office:value-type="string" calcext:value-type="string">
            <text:p>09_The_Moment_of_Truth.mp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style-name="ce1" office:value-type="string" calcext:value-type="string">
            <text:p>04_Return_to_Ascalon.wma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 office:value-type="string" calcext:value-type="string">
            <text:p>16_Rebirt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d</text:p>
          </table:table-cell>
          <table:table-cell office:value-type="string" calcext:value-type="string">
            <text:p>09_The_Moment_of_Truth.mp3</text:p>
          </table:table-cell>
          <table:table-cell office:value-type="string" calcext:value-type="string">
            <text:p>16_Ashford_Abbey</text:p>
          </table:table-cell>
          <table:table-cell office:value-type="string" calcext:value-type="string">
            <text:p>05_Eye_of_the_Storm.mp3</text:p>
          </table:table-cell>
          <table:table-cell table:style-name="ce1" office:value-type="string" calcext:value-type="string">
            <text:p>02_Overture_from_Eye_of_the_North.wma</text:p>
          </table:table-cell>
          <table:table-cell office:value-type="string" calcext:value-type="string">
            <text:p>16_Rebirth (duplicate)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</text:p>
          </table:table-cell>
          <table:table-cell office:value-type="string" calcext:value-type="string">
            <text:p>16_Rebirth</text:p>
          </table:table-cell>
          <table:table-cell table:style-name="ce1" office:value-type="string" calcext:value-type="string">
            <text:p>04_Return_to_Ascalon.wma</text:p>
          </table:table-cell>
          <table:table-cell office:value-type="string" calcext:value-type="string">
            <text:p>24_Temple_of_Tolerance</text:p>
          </table:table-cell>
          <table:table-cell office:value-type="string" calcext:value-type="string">
            <text:p>15_Gwen's_Theme.mp3</text:p>
          </table:table-cell>
          <table:table-cell office:value-type="string" calcext:value-type="string">
            <text:p>01_Ice_Cave_Confrontation</text:p>
          </table:table-cell>
          <table:table-cell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6:12:52.735082281</meta:creation-date>
    <dc:date>2025-12-30T00:52:06.848666551</dc:date>
    <meta:editing-duration>PT57M33S</meta:editing-duration>
    <meta:editing-cycles>7</meta:editing-cycles>
    <meta:generator>LibreOffice/25.2.3.2$Linux_X86_64 LibreOffice_project/520$Build-2</meta:generator>
    <meta:document-statistic meta:table-count="2" meta:cell-count="386" meta:object-count="0"/>
  </office:meta>
</office:document-meta>
</file>